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otal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Total_about </text:p>
          </table:table-cell>
          <table:table-cell office:value-type="string" calcext:value-type="string">
            <text:p><text:s/>Total_by </text:p>
          </table:table-cell>
        </table:table-row>
        <table:table-row table:style-name="ro1">
          <table:table-cell office:value-type="string" calcext:value-type="string">
            <text:p>Arun Jait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260" calcext:value-type="float">
            <text:p>26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arendra Mo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362" calcext:value-type="float">
            <text:p>13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ahul Gand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436" calcext:value-type="float">
            <text:p>4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mit Sh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amir K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lu Pras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chin 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rdik Pa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tan T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ogi Adityan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ata Banerj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c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vind Kejriw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p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khilesh Yad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dhav Thacke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hmed Pa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jay Rup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rjit Pa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isor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rat Koh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bek Debro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ushik Bas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nia Gand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jnath Sin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ish Ku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u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hma Swara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ndra Fadna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kaiah Nai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sundhara Raj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ramanian Swa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kash Javadek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hbooba Muf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m Madh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hant Bhus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damb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een Patna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ad Pa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ar Abdull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kn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mukh Adh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vind Subraman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iso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kesh Amb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il Bharti Mit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l Amb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im Prem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jiv Baja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kul Rohat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dici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md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 Rukh K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han Bhagw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uradha Shank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yush Goy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tin Gadk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r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ishna Gop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vi Shankar Pras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rmendra Prad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an Sin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ulam Nabi Az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manta Biswa Sar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ddarama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arayi Vija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im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drababu Nai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dp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awa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p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hash Cha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en Rijij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K Sta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k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drasekhar R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likarjun K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pil Si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 Jethmal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bananda Sonow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esh Prab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sik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admk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ishank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jit Do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is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pin Raw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isor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vind Panagari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isor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 Narayana Mur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undhati Bhattachar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mar Mangalam Bir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nd Mahi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S Khe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diciar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lames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diciar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an Jo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man K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yanka Chop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nod 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i Sorabj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hijit Vinayak Banerj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rtya S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gdish Bhagwa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n Dre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hav Gadg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mohan Sin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ayam Sin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r Sin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ya P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ayam Singh Yada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nab Mukherj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 An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hammad Raf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good Marsh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dici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.R. Pat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thviraj Chav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j Thacker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una Mohan Ra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itabh Bachch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sh Chop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it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dhir Krishnaswam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as Ke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jatha Sin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.K. Naraya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fquat Rab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hammed Wah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mohan Sin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ddharth Dub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shmi Seh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th Vani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alidh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lative" table:style-name="ta1">
        <table:shapes>
          <draw:frame draw:z-index="0" draw:style-name="gr1" draw:text-style-name="P1" svg:width="316.04mm" svg:height="203.55mm" svg:x="107.41mm" svg:y="0mm">
            <loext:p draw:notify-on-update-of-ranges="Relative.A2:Relative.A21 Relative.E2:Relative.E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visibility="collapse" table:number-columns-repeated="3" table:default-cell-style-name="Default"/>
        <table:table-column table:style-name="co2" table:number-columns-repeated="2" table:default-cell-style-name="Default"/>
        <table:table-row table:style-name="ro2">
          <table:table-cell table:number-columns-repeated="4"/>
          <table:table-cell office:value-type="string" calcext:value-type="string">
            <text:p>Relative</text:p>
          </table:table-cell>
          <table:table-cell office:value-type="string" calcext:value-type="string">
            <text:p>Total_By</text:p>
          </table:table-cell>
        </table:table-row>
        <table:table-row table:style-name="ro1">
          <table:table-cell office:value-type="string" calcext:value-type="string">
            <text:p>Arun Jaitley</text:p>
          </table:table-cell>
          <table:table-cell table:formula="of:=[.C2]/347" office:value-type="float" office:value="0.305475504322766" calcext:value-type="float">
            <text:p>0.305475504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rendra Modi</text:p>
          </table:table-cell>
          <table:table-cell table:formula="of:=[.F2]/118" office:value-type="float" office:value="0.279661016949152" calcext:value-type="float">
            <text:p>0.27966101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arendra Modi</text:p>
          </table:table-cell>
          <table:table-cell table:formula="of:=[.C3]/347" office:value-type="float" office:value="0.184438040345821" calcext:value-type="float">
            <text:p>0.184438040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run Jaitley</text:p>
          </table:table-cell>
          <table:table-cell table:formula="of:=[.F3]/118" office:value-type="float" office:value="0.23728813559322" calcext:value-type="float">
            <text:p>0.23728813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ahul Gandhi</text:p>
          </table:table-cell>
          <table:table-cell table:formula="of:=[.C4]/347" office:value-type="float" office:value="0.106628242074928" calcext:value-type="float">
            <text:p>0.10662824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avi Shankar Prasad</text:p>
          </table:table-cell>
          <table:table-cell table:formula="of:=[.F4]/118" office:value-type="float" office:value="0.0932203389830509" calcext:value-type="float">
            <text:p>0.0932203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mit Shah</text:p>
          </table:table-cell>
          <table:table-cell table:formula="of:=[.C5]/347" office:value-type="float" office:value="0.0489913544668588" calcext:value-type="float">
            <text:p>0.0489913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khilesh Yadav</text:p>
          </table:table-cell>
          <table:table-cell table:formula="of:=[.F5]/118" office:value-type="float" office:value="0.0677966101694915" calcext:value-type="float">
            <text:p>0.06779661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amir Khan</text:p>
          </table:table-cell>
          <table:table-cell table:formula="of:=[.C6]/347" office:value-type="float" office:value="0.0489913544668588" calcext:value-type="float">
            <text:p>0.0489913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kash Javadekar</text:p>
          </table:table-cell>
          <table:table-cell table:formula="of:=[.F6]/118" office:value-type="float" office:value="0.0338983050847458" calcext:value-type="float">
            <text:p>0.0338983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lu Prasad</text:p>
          </table:table-cell>
          <table:table-cell table:formula="of:=[.C7]/347" office:value-type="float" office:value="0.037463976945245" calcext:value-type="float">
            <text:p>0.03746397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tish Kumar</text:p>
          </table:table-cell>
          <table:table-cell table:formula="of:=[.F7]/118" office:value-type="float" office:value="0.0254237288135593" calcext:value-type="float">
            <text:p>0.02542372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chin Pilot</text:p>
          </table:table-cell>
          <table:table-cell table:formula="of:=[.C8]/347" office:value-type="float" office:value="0.031700288184438" calcext:value-type="float">
            <text:p>0.03170028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yawati</text:p>
          </table:table-cell>
          <table:table-cell table:formula="of:=[.F8]/118" office:value-type="float" office:value="0.0254237288135593" calcext:value-type="float">
            <text:p>0.02542372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rdik Patel</text:p>
          </table:table-cell>
          <table:table-cell table:formula="of:=[.C9]/347" office:value-type="float" office:value="0.0288184438040346" calcext:value-type="float">
            <text:p>0.02881844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endra Fadnavis</text:p>
          </table:table-cell>
          <table:table-cell table:formula="of:=[.F9]/118" office:value-type="float" office:value="0.0254237288135593" calcext:value-type="float">
            <text:p>0.02542372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tan Tata</text:p>
          </table:table-cell>
          <table:table-cell table:formula="of:=[.C10]/347" office:value-type="float" office:value="0.0230547550432277" calcext:value-type="float">
            <text:p>0.0230547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kesh Ambani</text:p>
          </table:table-cell>
          <table:table-cell table:formula="of:=[.F10]/118" office:value-type="float" office:value="0.0254237288135593" calcext:value-type="float">
            <text:p>0.02542372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ogi Adityanath</text:p>
          </table:table-cell>
          <table:table-cell table:formula="of:=[.C11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arinder</text:p>
          </table:table-cell>
          <table:table-cell table:formula="of:=[.F11]/118" office:value-type="float" office:value="0.0169491525423729" calcext:value-type="float">
            <text:p>0.0169491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ata Banerjee</text:p>
          </table:table-cell>
          <table:table-cell table:formula="of:=[.C12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rjit Patel</text:p>
          </table:table-cell>
          <table:table-cell table:formula="of:=[.F12]/118" office:value-type="float" office:value="0.0169491525423729" calcext:value-type="float">
            <text:p>0.0169491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vind Kejriwal</text:p>
          </table:table-cell>
          <table:table-cell table:formula="of:=[.C13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dan Nilekani</text:p>
          </table:table-cell>
          <table:table-cell table:formula="of:=[.F13]/118" office:value-type="float" office:value="0.0169491525423729" calcext:value-type="float">
            <text:p>0.0169491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khilesh Yadav</text:p>
          </table:table-cell>
          <table:table-cell table:formula="of:=[.C14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veen Patnaik</text:p>
          </table:table-cell>
          <table:table-cell table:formula="of:=[.F14]/118" office:value-type="float" office:value="0.0169491525423729" calcext:value-type="float">
            <text:p>0.0169491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dhav Thackeray</text:p>
          </table:table-cell>
          <table:table-cell table:formula="of:=[.C15]/347" office:value-type="float" office:value="0.0172910662824208" calcext:value-type="float">
            <text:p>0.01729106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smukh Adhia</text:p>
          </table:table-cell>
          <table:table-cell table:formula="of:=[.F15]/118" office:value-type="float" office:value="0.0169491525423729" calcext:value-type="float">
            <text:p>0.0169491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hmed Patel</text:p>
          </table:table-cell>
          <table:table-cell table:formula="of:=[.C16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vind Kejriwal</text:p>
          </table:table-cell>
          <table:table-cell table:formula="of:=[.F16]/118" office:value-type="float" office:value="0.0169491525423729" calcext:value-type="float">
            <text:p>0.0169491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jay Rupani</text:p>
          </table:table-cell>
          <table:table-cell table:formula="of:=[.C17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lu Prasad</text:p>
          </table:table-cell>
          <table:table-cell table:formula="of:=[.F17]/118" office:value-type="float" office:value="0.0169491525423729" calcext:value-type="float">
            <text:p>0.0169491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rjit Patel</text:p>
          </table:table-cell>
          <table:table-cell table:formula="of:=[.C18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ghubar Das</text:p>
          </table:table-cell>
          <table:table-cell table:formula="of:=[.F18]/118" office:value-type="float" office:value="0.0169491525423729" calcext:value-type="float">
            <text:p>0.0169491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rat Kohli</text:p>
          </table:table-cell>
          <table:table-cell table:formula="of:=[.C19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jay Shekhar Sharma</text:p>
          </table:table-cell>
          <table:table-cell table:formula="of:=[.F19]/118" office:value-type="float" office:value="0.0169491525423729" calcext:value-type="float">
            <text:p>0.0169491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bek Debroy</text:p>
          </table:table-cell>
          <table:table-cell table:formula="of:=[.C20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yush Goyal</text:p>
          </table:table-cell>
          <table:table-cell table:formula="of:=[.F20]/118" office:value-type="float" office:value="0.0169491525423729" calcext:value-type="float">
            <text:p>0.0169491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ushik Basu</text:p>
          </table:table-cell>
          <table:table-cell table:formula="of:=[.C21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im Sen Sehgal</text:p>
          </table:table-cell>
          <table:table-cell table:formula="of:=[.F21]/118" office:value-type="float" office:value="0.0169491525423729" calcext:value-type="float">
            <text:p>0.0169491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22]/347" office:value-type="float" office:value="1" calcext:value-type="float">
            <text:p>1</text:p>
          </table:table-cell>
          <table:table-cell table:formula="of:=SUM([.C2:.C21])" office:value-type="float" office:value="347" calcext:value-type="float">
            <text:p>347</text:p>
          </table:table-cell>
          <table:table-cell office:value-type="string" calcext:value-type="string">
            <text:p>Total</text:p>
          </table:table-cell>
          <table:table-cell table:formula="of:=[.F22]/118" office:value-type="float" office:value="1" calcext:value-type="float">
            <text:p>1</text:p>
          </table:table-cell>
          <table:table-cell table:formula="of:=SUM([.F2:.F21])" office:value-type="float" office:value="118" calcext:value-type="float">
            <text:p>118</text:p>
          </table:table-cell>
        </table:table-row>
      </table:table>
      <table:named-expressions/>
      <table:database-ranges>
        <table:database-range table:name="__Anonymous_Sheet_DB__0" table:target-range-address="Total.A1:Total.F99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13:52:13.927655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09:03:47.769000000</meta:creation-date>
    <dc:date>2019-06-20T13:53:43.909006524</dc:date>
    <meta:editing-duration>PT32M50S</meta:editing-duration>
    <meta:editing-cycles>15</meta:editing-cycles>
    <meta:generator>LibreOffice/5.1.6.2$Linux_X86_64 LibreOffice_project/10m0$Build-2</meta:generator>
    <meta:document-statistic meta:table-count="2" meta:cell-count="7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chart:auto-position="true" style:rotation-angle="90"/>
      <style:text-properties fo:font-size="20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605cm" svg:height="20.356cm" xlink:href=".." xlink:type="simple" chart:class="chart:bar" chart:style-name="ch1">
        <chart:plot-area chart:style-name="ch2" table:cell-range-address="Relative.A2:Relative.A21 Relative.E2:Relative.E21" chart:data-source-has-labels="column" svg:x="3.199cm" svg:y="0.406cm" svg:width="27.916cm" svg:height="18.41cm">
          <chartooo:coordinate-region svg:x="9.509cm" svg:y="0.406cm" svg:width="21.102cm" svg:height="17.366cm"/>
          <chart:axis chart:dimension="x" chart:name="primary-x" chart:style-name="ch3" chartooo:axis-type="auto">
            <chartooo:date-scale/>
            <chart:title svg:x="1.349cm" svg:y="12.305cm" chart:style-name="ch4">
              <text:p>Top 20 Entities</text:p>
            </chart:title>
            <chart:categories table:cell-range-address="Relative.A2:Relative.A21"/>
          </chart:axis>
          <chart:axis chart:dimension="y" chart:name="primary-y" chart:style-name="ch5">
            <chart:title svg:x="13.73cm" svg:y="18.816cm" chart:style-name="ch6">
              <text:p>Relative Coverage(By the Entity)</text:p>
            </chart:title>
            <chart:grid chart:style-name="ch7" chart:class="major"/>
          </chart:axis>
          <chart:series chart:style-name="ch8" chart:values-cell-range-address="Relative.E2:Relative.E21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Arun Jaitley</text:p>
                <draw:g>
                  <svg:desc>Relative.A2:Relative.A21</svg:desc>
                </draw:g>
              </table:table-cell>
              <table:table-cell office:value-type="float" office:value="0.279661016949152">
                <text:p>0.279661016949152</text:p>
                <draw:g>
                  <svg:desc>Relative.E2:Relative.E21</svg:desc>
                </draw:g>
              </table:table-cell>
            </table:table-row>
            <table:table-row>
              <table:table-cell office:value-type="string">
                <text:p>Narendra Modi</text:p>
              </table:table-cell>
              <table:table-cell office:value-type="float" office:value="0.23728813559322">
                <text:p>0.23728813559322</text:p>
              </table:table-cell>
            </table:table-row>
            <table:table-row>
              <table:table-cell office:value-type="string">
                <text:p>Rahul Gandhi</text:p>
              </table:table-cell>
              <table:table-cell office:value-type="float" office:value="0.0932203389830509">
                <text:p>0.0932203389830509</text:p>
              </table:table-cell>
            </table:table-row>
            <table:table-row>
              <table:table-cell office:value-type="string">
                <text:p>Amit Shah</text:p>
              </table:table-cell>
              <table:table-cell office:value-type="float" office:value="0.0677966101694915">
                <text:p>0.0677966101694915</text:p>
              </table:table-cell>
            </table:table-row>
            <table:table-row>
              <table:table-cell office:value-type="string">
                <text:p>Aamir Khan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string">
                <text:p>Lalu Prasad</text:p>
              </table:table-cell>
              <table:table-cell office:value-type="float" office:value="0.0254237288135593">
                <text:p>0.0254237288135593</text:p>
              </table:table-cell>
            </table:table-row>
            <table:table-row>
              <table:table-cell office:value-type="string">
                <text:p>Sachin Pilot</text:p>
              </table:table-cell>
              <table:table-cell office:value-type="float" office:value="0.0254237288135593">
                <text:p>0.0254237288135593</text:p>
              </table:table-cell>
            </table:table-row>
            <table:table-row>
              <table:table-cell office:value-type="string">
                <text:p>Hardik Patel</text:p>
              </table:table-cell>
              <table:table-cell office:value-type="float" office:value="0.0254237288135593">
                <text:p>0.0254237288135593</text:p>
              </table:table-cell>
            </table:table-row>
            <table:table-row>
              <table:table-cell office:value-type="string">
                <text:p>Ratan Tata</text:p>
              </table:table-cell>
              <table:table-cell office:value-type="float" office:value="0.0254237288135593">
                <text:p>0.0254237288135593</text:p>
              </table:table-cell>
            </table:table-row>
            <table:table-row>
              <table:table-cell office:value-type="string">
                <text:p>Yogi Adityanath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string">
                <text:p>Mamata Banerjee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string">
                <text:p>Arvind Kejriwal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string">
                <text:p>Akhilesh Yadav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string">
                <text:p>Uddhav Thackeray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string">
                <text:p>Ahmed Patel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string">
                <text:p>Vijay Rupani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string">
                <text:p>Urjit Patel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string">
                <text:p>Virat Kohli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string">
                <text:p>Bibek Debroy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string">
                <text:p>Kaushik Basu</text:p>
              </table:table-cell>
              <table:table-cell office:value-type="float" office:value="0.0169491525423729">
                <text:p>0.0169491525423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